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7.406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7d1d5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dos los ca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case_id</text:p>
          </table:table-cell>
          <table:table-cell table:style-name="ce1" office:value-type="string" calcext:value-type="string">
            <text:p>knowledge_city_level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rvey_number_danger_points</text:p>
          </table:table-cell>
          <table:table-cell table:style-name="ce1" office:value-type="string" calcext:value-type="string">
            <text:p>survey_route_length</text:p>
          </table:table-cell>
          <table:table-cell table:style-name="ce1" office:value-type="string" calcext:value-type="string">
            <text:p>best_number_danger_points</text:p>
          </table:table-cell>
          <table:table-cell table:style-name="ce1" office:value-type="string" calcext:value-type="string">
            <text:p>best_route_length</text:p>
          </table:table-cell>
          <table:table-cell table:style-name="ce1" office:value-type="string" calcext:value-type="string">
            <text:p>distance_ends (m)</text:p>
          </table:table-cell>
          <table:table-cell table:style-name="ce1"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case-001_09-Dec-2020_12:40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074.8399999999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3:12:5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596.195000000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7:36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696.4179999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96.489429832307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4:11:44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14237" calcext:value-type="float">
            <text:p>2614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17.377629486763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0-Dec-2020_12:48:1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bido a la hora he intentado minimizar el paso por cafeterías donde puede estar la gente desayunando</text:p>
          </table:table-cell>
          <table:table-cell office:value-type="float" office:value="4" calcext:value-type="float">
            <text:p>4</text:p>
          </table:table-cell>
          <table:table-cell office:value-type="float" office:value="2810931" calcext:value-type="float">
            <text:p>2810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2:44:09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do evitando colegios, ya que a esa hora es cuando hay más movimiento en esas zona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93.3740000000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2:18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827.8159999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1-Dec-2020_10:33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 chose this route because from my point of view is the safest way to reach the point, because in some way I avoid going through the city center that could be more people.</text:p>
          </table:table-cell>
          <table:table-cell office:value-type="float" office:value="8" calcext:value-type="float">
            <text:p>8</text:p>
          </table:table-cell>
          <table:table-cell office:value-type="float" office:value="3500104" calcext:value-type="float">
            <text:p>350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6:22:2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 realidad porque no me dejaba mas movilidad, porque la calle Sol no la cogeria,intetaria meterme por caracola hasya la plaza de tor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58.1219999999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24.51949227834034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17:51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no mas corto</text:p>
            <text:p>poco transito peatonal</text:p>
          </table:table-cell>
          <table:table-cell office:value-type="float" office:value="18" calcext:value-type="float">
            <text:p>18</text:p>
          </table:table-cell>
          <table:table-cell office:value-type="float" office:value="2551301" calcext:value-type="float">
            <text:p>255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0-Dec-2020_19:00:0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49595" calcext:value-type="float">
            <text:p>2549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73.975582412768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8-Dec-2020_14:18:4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2468.369000000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88.979371538000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9:09:21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46144" calcext:value-type="float">
            <text:p>264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31.3150239710629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2-Dec-2020_20:13:2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087.9770000000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3-Dec-2020_12:5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 special reason. It's the shortest path and does not intersects with any "hot point" from my point of vi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75.7290000000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1-Dec-2020_16:05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19888" calcext:value-type="float">
            <text:p>2519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1-Dec-2020_10:36:5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883.0149999999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1-Dec-2020_10:40:5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23544" calcext:value-type="float">
            <text:p>2523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0-Dec-2020_12:43:5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is is the route I know that avoids large streets the most.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09.9369999999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74.268381431025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4:52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555.8900000000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91.553106672848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8-Dec-2020_21:23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07479" calcext:value-type="float">
            <text:p>2807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8-Dec-2020_14:38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3042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10-Dec-2020_18:58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82712" calcext:value-type="float">
            <text:p>2582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106.913231581819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1-Dec-2020_09:29:2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765.5529999999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2:15:1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23544" calcext:value-type="float">
            <text:p>2523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8:59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empre camino por la ruta más corta, no cambiaría mi ruta de no haber pandem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82.675999999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1-Dec-2020_18:1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y to avoid schools and main streets such as Calatrava stre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25.1599999999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2:16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67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se-001_09-Dec-2020_16:05:3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vita cruzar colegio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85.4189999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7.31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9:01:5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3-Dec-2020_12:58:1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n the outskirts of the city, I chose avenues because it is less dangerous and they are illuminated, there is traffic. Good weather. Then, I cross the city follwing the shortes path.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228.717999999998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2:17:0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172.49299999999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4:52:5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275313" calcext:value-type="float">
            <text:p>32753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04.1361269946819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2:57:3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evitado el torreón dado que un jueves por la noche estará lleno de gente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3450.85799999999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8:59:5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3865.21199999999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2:48:1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Dado que los parques cierran a las 22, no correríamos riesgo pasando por allí. Además necesitábamos una ruta rápida para evitar la mult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3533.32799999999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3.1922592115425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14:42:14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4262.8249999999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0:43:54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e aleja del hospital, va por zonas amplias.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3391.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4:12:4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3527.269000000000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1-Dec-2020_16:07:18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662671" calcext:value-type="float">
            <text:p>366267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9:00:0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La ruta más corta, haya virus o n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09:30:28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3293.07400000000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3:15:25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3397.21300000000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0:39:25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13303" calcext:value-type="float">
            <text:p>341330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2:45:11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802955" calcext:value-type="float">
            <text:p>380295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2-Dec-2020_20:16:3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other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3337.857999999999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9:12:32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3821.62299999999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case-002_09-Dec-2020_16:07:0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No me conozco tanto la zona hospital pero es la ruta mas directa</text:p>
            <text:p/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3396.00400000000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77.6259856646486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8:23:3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At 23:00 the University is closed and young people is not in INEM parking, they begin to arrive at 24:00 or later. I try to avoid the gardens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3425.875000000000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6:24:31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Es mas segura <text:s/>y son amplia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57861" calcext:value-type="float">
            <text:p>315786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59.02659723248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18:12:02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278.79099999999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21:25:2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143.058999999998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74.8703481147996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18:13:00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9:00:51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1869.62300000000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14:43:4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2073.51199999999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9:13:5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6:08:0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Es una ruta directa que te hace callejear por calles no tan concurrida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21:26:06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76.3329999999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30.4812858610703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41:2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I think it is the fastest and safest route to reach the poin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09:30:5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4.824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6:25:3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No sabria ir de otra forma la verdad 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432.7430000000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55.2440332532195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2-Dec-2020_20:22:08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other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798.094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4:44:41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evitar la universidad y cafeterías cercanas que a esas horas pueden ser sitios concurrido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85.634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3-Dec-2020_13:07:3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tried to avoid "main" streets where it is more likely to bump into people.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67.441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21.7056911691320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2:17:2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ce4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50:0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e iría por la ronda, zona amplia y menos transitada (dedicada a vehículos)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1878.1970000000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41:0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1934.62500000000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9:03:1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42105" calcext:value-type="float">
            <text:p>1542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41.8408210052096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9:00:4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ttps://www.dropbox.com/t/YHAsNtjxzejM9kQ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4:13:15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1-Dec-2020_16:08:1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2303.165000000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7:36:3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2:17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82837" calcext:value-type="float">
            <text:p>19828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8-Dec-2020_14:44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1871.36199999999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8-Dec-2020_21:27:3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2740.04400000000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1-Dec-2020_10:44:39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2219.070000000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6:26:1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NO me deja elegir otra 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808.26799999999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9:01:4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2418.125999999999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5:07:35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evitar bares, restaurantes y colegios, priorizando estos últimos ya que a las 15 se acaban las clase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2462.7160000000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1-Dec-2020_16:09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2083.18599999999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9:04:46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1883.98300000000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4:13:54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11686" calcext:value-type="float">
            <text:p>191168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9:15:2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11686" calcext:value-type="float">
            <text:p>191168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6:08:50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1989.971999999999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3-Dec-2020_13:08:1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855.85299999999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81.420667514151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1-Dec-2020_09:31:49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804.511999999999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8-Dec-2020_21:28:2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3854.9049999999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74.8703481147996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1-Dec-2020_09:32:39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3952.627999999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4:14:42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3460.311999999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8-Dec-2020_14:46:50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5338.436999999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89.2767304173122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6:09:2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172.4929999999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9:18:13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3434.0279999999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2:18:26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3397.3069999999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0-Dec-2020_15:24:28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acercarme al centro y bares lo menos posible y centros escolares de primaria e infantil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3384.0559999999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05_10-Dec-2020_19:05:12.geojson</text:p>
          </table:table-cell>
          <table:table-cell table:style-name="ce3" office:value-type="string" calcext:value-type="string">
            <text:p>case-005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43.3099999999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440.0599999999995</text:p>
          </table:table-cell>
          <table:table-cell table:style-name="ce3" office:value-type="string" calcext:value-type="string">
            <text:p>245.4885764052485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5_11-Dec-2020_16:10:56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3236.16799999999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05_10-Dec-2020_19:02:03.geojson</text:p>
          </table:table-cell>
          <table:table-cell table:style-name="ce3" office:value-type="string" calcext:value-type="string">
            <text:p>case-005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36847" calcext:value-type="float">
            <text:p>3136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440.0599999999995</text:p>
          </table:table-cell>
          <table:table-cell table:style-name="ce3" office:value-type="string" calcext:value-type="string">
            <text:p>240.09818029414004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5_03-Dec-2020_13:08:4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05_09-Dec-2020_16:28:13.geojson</text:p>
          </table:table-cell>
          <table:table-cell table:style-name="ce3" office:value-type="string" calcext:value-type="string">
            <text:p>case-00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Pongo por ahi la ruta porque si la pongo directamente me la cambia en un sitio por donde no iria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72828" calcext:value-type="float">
            <text:p>29728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440.0599999999995</text:p>
          </table:table-cell>
          <table:table-cell table:style-name="ce3" office:value-type="string" calcext:value-type="string">
            <text:p>265.73119243685176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6_11-Dec-2020_16:12:3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435.691000000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2:18:40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6:28:46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077.8330000000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83.5660125306225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06_10-Dec-2020_19:05:35.geojson</text:p>
          </table:table-cell>
          <table:table-cell table:style-name="ce3" office:value-type="string" calcext:value-type="string">
            <text:p>case-006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3190.4520000000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191.976000000001</text:p>
          </table:table-cell>
          <table:table-cell table:style-name="ce3" office:value-type="string" calcext:value-type="string">
            <text:p>302.57920565531384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6_09-Dec-2020_16:09:51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8-Dec-2020_14:49:04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3599.7320000000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8-Dec-2020_21:29:32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3-Dec-2020_13:12:54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avoided Ramon y Cajal because it is school entry time. The automatic routing algorithm got crazy and didn't let me to cross the park.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4567.415000000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3-Dec-2020_12:09:11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have chosen this option, because I consider it to be the best choice, because at that time people are working and apart from the cold, people are less encouraged to go out.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530.821999999999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9:19:3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3421.2910000000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0-Dec-2020_19:02:5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3643.7609999999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4:15:22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421.561000000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1-Dec-2020_09:33:05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447.3190000000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0-Dec-2020_15:41:35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procurado evitar los colegios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615704" calcext:value-type="float">
            <text:p>46157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178.4377259641403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8-Dec-2020_21:29:57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744.96399999999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8-Dec-2020_14:50:2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2208.116999999999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6:29:09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808.267999999999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4:15:52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804.511999999999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1-Dec-2020_09:33:2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1812.628000000000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6:10:21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145.531999999999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92.5095196937944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3-Dec-2020_13:13:28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890.439999999999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9:20:36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942.58999999999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2:19:03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2297.41800000000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1-Dec-2020_16:13:48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2212.66799999999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9:03:37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2561.350000000000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5:48:49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Un domingo a las 15 la universidad suele ser poco transitada, por eso he cogido esta ruta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2507.80000000000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9:05:5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658.87499999999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76205" calcext:value-type="float">
            <text:p>2276205</text:p>
          </table:table-cell>
          <table:table-cell table:style-name="Default" office:value-type="string" calcext:value-type="string">
            <text:p>157.1305148153928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9:21:3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5:50:19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Un día festivo a las 10:15 no suele haber mucha gente por la calle como mucho en cafeterías y bares o por el centro, por lo que han sido puntos a evita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31511" calcext:value-type="float">
            <text:p>16315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4:16:1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1-Dec-2020_16:15:0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971314" calcext:value-type="float">
            <text:p>19713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9:04:0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1999.637000000000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5:17:2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He elegido esta ruta porque he intentado evitar pasar por los parques públicos y por los supermercados, además de que creo que son calles pocos transitadas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911626" calcext:value-type="float">
            <text:p>191162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6:29:5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Como el otro caso del Cumbri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497.34499999999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2:19:15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4:51:16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71187" calcext:value-type="float">
            <text:p>15711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6:11:09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Para evitar colegios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833.554000000000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8:13:4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1-Dec-2020_09:33:4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51.38999999999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3-Dec-2020_13:13:5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7:35:42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21:30:2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9:06:3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741.250000000000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9:04:33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3437.302000000000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2:19:37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3530.923000000000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1-Dec-2020_16:15:54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466.624000000000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4:17:28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3613.92800000000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6:30:24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077.833000000000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83.5660125306225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8-Dec-2020_21:30:3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8-Dec-2020_14:52:05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3832.935999999999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9:06:57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3-Dec-2020_13:15:23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tried to avoid "conflictive" neighbourhoods. It has nothin to do with the pandemic, but kind of related with saving my life :-D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3947.454000000001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09_09-Dec-2020_14:47:34.geojson</text:p>
          </table:table-cell>
          <table:table-cell table:style-name="ce3" office:value-type="string" calcext:value-type="string">
            <text:p>case-009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6322.40999999999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494.7889999999993</text:p>
          </table:table-cell>
          <table:table-cell table:style-name="ce3" office:value-type="string" calcext:value-type="string">
            <text:p>2738.441026111079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9_01-Dec-2020_09:34:2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646.621999999998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9:22:29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3421.291000000000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5:52:48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En agosto Ciudad Real suele estar casi vacía, aunque haya gente que vaya a trabajar las vacaciones afectan en gran medida el tránsito por lo que no hay casi riesgo, se puede ir por donde se plazca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3355.32600000000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6:11:2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6:11:46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23544" calcext:value-type="float">
            <text:p>252354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2:19:50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2582.029999999999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07.3668129338482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case-010_09-Dec-2020_16:31:35.geojson</text:p>
          </table:table-cell>
          <table:table-cell table:style-name="ce3" office:value-type="string" calcext:value-type="string">
            <text:p>case-010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15-24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89942" calcext:value-type="float">
            <text:p>8899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2658.3639999999996</text:p>
          </table:table-cell>
          <table:table-cell table:style-name="ce3" office:value-type="string" calcext:value-type="string">
            <text:p>1359.6999025819919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10_18-Dec-2020_21:31:01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2586.285999999999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10.7178481902459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1-Dec-2020_16:16:3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2615.74500000000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8-Dec-2020_14:52:53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2738.176000000000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12.5604803512539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8-Dec-2020_18:15:0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 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2666.523999999999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5.691471668728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9:23:35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2653.548999999999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4:17:5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2938.349999999999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7.3776294867634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1-Dec-2020_09:35:0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3122.66100000000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3.362462360997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3-Dec-2020_13:15:4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45276" calcext:value-type="float">
            <text:p>254527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61.52444553674321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9:04:53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2653.542999999999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26.283031075216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5:53:5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La zona universitaria está prácticamente muerta los domingos por lo que es una ruta muy segura y directa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2616.73900000000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75.8822910527681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9:07:3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2608.1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22.9250586311581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 table:number-rows-repeated="104840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sumen" table:style-name="ta1">
        <table:table-column table:style-name="co13" table:default-cell-style-name="ce7"/>
        <table:table-column table:style-name="co14" table:default-cell-style-name="ce2"/>
        <table:table-column table:style-name="co12" table:number-columns-repeated="7" table:default-cell-style-name="Default"/>
        <table:table-row table:style-name="ro1"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n.º de encuesta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7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1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1])"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Rutas inválida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table:formula="of:=COUNTIF([$'Todos los casos'.E$1:$'Todos los casos'.E$1048576];&quot;male&quot;)" office:value-type="float" office:value="113" calcext:value-type="float">
            <text:p>113</text:p>
          </table:table-cell>
          <table:table-cell table:number-columns-repeated="3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other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IF([$'Todos los casos'.E$1:$'Todos los casos'.E$1048576];&quot;female&quot;)"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0-14</text:p>
          </table:table-cell>
          <table:table-cell table:style-name="ce8" table:formula="of:=SUMPRODUCT([$'Todos los casos'.E$1:.E$1048576]=&quot;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0-14&quot;)" office:value-type="float" office:value="0" calcext:value-type="float">
            <text:p>0</text:p>
          </table:table-cell>
          <table:table-cell table:style-name="ce13" table:formula="of:=SUM([.F18: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COUNTIF([$'Todos los casos'.E$1:$'Todos los casos'.E$1048576];&quot;other&quot;)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5-24</text:p>
          </table:table-cell>
          <table:table-cell table:style-name="ce9" table:formula="of:=SUMPRODUCT([$'Todos los casos'.E$1:.E$1048576]=&quot;male&quot;;[$'Todos los casos'.D$1:.D$1048576]=&quot;15-24&quot;)" office:value-type="float" office:value="88" calcext:value-type="float">
            <text:p>88</text:p>
          </table:table-cell>
          <table:table-cell table:style-name="ce9" table:formula="of:=SUMPRODUCT([$'Todos los casos'.E$1:.E$1048576]=&quot;female&quot;;[$'Todos los casos'.D$1:.D$1048576]=&quot;15-24&quot;)" office:value-type="float" office:value="22" calcext:value-type="float">
            <text:p>22</text:p>
          </table:table-cell>
          <table:table-cell table:style-name="ce8" table:formula="of:=SUMPRODUCT([$'Todos los casos'.E$1:.E$1048576]=&quot;other&quot;;[$'Todos los casos'.D$1:.D$1048576]=&quot;15-24&quot;)" office:value-type="float" office:value="0" calcext:value-type="float">
            <text:p>0</text:p>
          </table:table-cell>
          <table:table-cell table:style-name="ce13" table:formula="of:=SUM([.F19:.H19])" office:value-type="float" office:value="110" calcext:value-type="float">
            <text:p>11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25-64</text:p>
          </table:table-cell>
          <table:table-cell table:style-name="ce9" table:formula="of:=SUMPRODUCT([$'Todos los casos'.E$1:.E$1048576]=&quot;male&quot;;[$'Todos los casos'.D$1:.D$1048576]=&quot;25-64&quot;)" office:value-type="float" office:value="25" calcext:value-type="float">
            <text:p>25</text:p>
          </table:table-cell>
          <table:table-cell table:style-name="ce9" table:formula="of:=SUMPRODUCT([$'Todos los casos'.E$1:.E$1048576]=&quot;female&quot;;[$'Todos los casos'.D$1:.D$1048576]=&quot;25-64&quot;)" office:value-type="float" office:value="32" calcext:value-type="float">
            <text:p>32</text:p>
          </table:table-cell>
          <table:table-cell table:style-name="ce9" table:formula="of:=SUMPRODUCT([$'Todos los casos'.E$1:.E$1048576]=&quot;other&quot;;[$'Todos los casos'.D$1:.D$1048576]=&quot;25-64&quot;)" office:value-type="float" office:value="3" calcext:value-type="float">
            <text:p>3</text:p>
          </table:table-cell>
          <table:table-cell table:style-name="ce13" table:formula="of:=SUM([.F20:.H20])" office:value-type="float" office:value="60" calcext:value-type="float">
            <text:p>6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65 or above</text:p>
          </table:table-cell>
          <table:table-cell table:style-name="ce8" table:formula="of:=SUMPRODUCT([$'Todos los casos'.E$1:.E$1048576]=&quot;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65&quot;)" office:value-type="float" office:value="0" calcext:value-type="float">
            <text:p>0</text:p>
          </table:table-cell>
          <table:table-cell table:style-name="ce13" table:formula="of:=SUM([.F21: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4</text:p>
          </table:table-cell>
          <table:table-cell table:formula="of:=COUNTIF([$'Todos los casos'.D$1:$'Todos los casos'.D$1048576];&quot;0-14&quot;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0" table:formula="of:=SUM([.F18:.F21])" office:value-type="float" office:value="113" calcext:value-type="float">
            <text:p>113</text:p>
          </table:table-cell>
          <table:table-cell table:style-name="ce11" table:formula="of:=SUM([.G18:.G21])" office:value-type="float" office:value="54" calcext:value-type="float">
            <text:p>54</text:p>
          </table:table-cell>
          <table:table-cell table:style-name="ce11" table:formula="of:=SUM([.H18:.H21])" office:value-type="float" office:value="3" calcext:value-type="float">
            <text:p>3</text:p>
          </table:table-cell>
          <table:table-cell table:style-name="ce13" table:formula="of:=SUM([.F22:.H22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5-24</text:p>
          </table:table-cell>
          <table:table-cell table:formula="of:=COUNTIF([$'Todos los casos'.D$1:$'Todos los casos'.D$1048576];&quot;15-24&quot;)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4</text:p>
          </table:table-cell>
          <table:table-cell table:formula="of:=COUNTIF([$'Todos los casos'.D$1:$'Todos los casos'.D$1048576];&quot;25-64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 or above</text:p>
          </table:table-cell>
          <table:table-cell table:formula="of:=COUNTIF([$'Todos los casos'.D$1:$'Todos los casos'.D$1048576];&quot;65&quot;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 don't know the city</text:p>
          </table:table-cell>
          <table:table-cell table:formula="of:=COUNTIF([$'Todos los casos'.C$1:$'Todos los casos'.C$1048576];&quot;zero&quot;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 very little</text:p>
          </table:table-cell>
          <table:table-cell table:formula="of:=COUNTIF([$'Todos los casos'.C$1:$'Todos los casos'.C$1048576];&quot;low&quot;)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</text:p>
          </table:table-cell>
          <table:table-cell table:formula="of:=COUNTIF([$'Todos los casos'.C$1:$'Todos los casos'.C$1048576];&quot;medium&quot;)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 perfectly</text:p>
          </table:table-cell>
          <table:table-cell table:formula="of:=COUNTIF([$'Todos los casos'.C$1:$'Todos los casos'.C$1048576];&quot;high&quot;)" office:value-type="float" office:value="38" calcext:value-type="float">
            <text:p>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1T18:21:47.676070031</dc:date>
    <meta:editing-duration>PT37M11S</meta:editing-duration>
    <meta:editing-cycles>5</meta:editing-cycles>
    <meta:document-statistic meta:table-count="2" meta:cell-count="2002" meta:object-count="0"/>
  </office:meta>
</office:document-meta>
</file>